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ffffff" draw:marker-start-width="0.2cm" draw:marker-end-width="0.2cm" draw:fill="solid" draw:fill-color="#cccccc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cff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draw:stroke="dash" draw:stroke-dash="Ultrafine_20_Dotted_20__28_var_29_"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4.3cm" svg:height="9.6cm" svg:x="0.1cm" svg:y="12.1cm">
          <text:p/>
        </draw:rect>
        <draw:line draw:style-name="gr2" draw:text-style-name="P1" draw:layer="layout" svg:x1="0.1cm" svg:y1="12.1cm" svg:x2="34.4cm" svg:y2="12.1cm">
          <text:p/>
        </draw:line>
        <draw:custom-shape draw:style-name="gr3" draw:text-style-name="P1" draw:layer="layout" svg:width="5cm" svg:height="5cm" svg:x="4.5cm" svg:y="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cm" svg:height="5cm" svg:x="10.564cm" svg:y="4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cm" svg:height="5cm" svg:x="14.301cm" svg:y="4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cm" svg:height="5cm" svg:x="18.602cm" svg:y="4.00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cm" svg:height="5cm" svg:x="24.554cm" svg:y="4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cm" svg:height="5cm" svg:x="28.225cm" svg:y="4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081cm" svg:height="5cm" svg:x="32.441cm" svg:y="4cm">
          <text:p/>
          <draw:enhanced-geometry svg:viewBox="0 0 21600 21600" draw:text-areas="?f0 0 ?f2 ?f5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6.505cm" svg:height="0.963cm" svg:x="6.2cm" svg:y="-0.4cm">
          <draw:text-box>
            <text:p>Lyhytaaltoinen säteily</text:p>
          </draw:text-box>
        </draw:frame>
        <draw:frame draw:style-name="gr7" draw:text-style-name="P1" draw:layer="layout" svg:width="4.261cm" svg:height="2.387cm" svg:x="4.92cm" svg:y="1.515cm">
          <draw:text-box>
            <text:p text:style-name="P1">Auringosta</text:p>
            <text:p text:style-name="P1">maanpinnalle</text:p>
            <text:p text:style-name="P1">tuleva säteily</text:p>
          </draw:text-box>
        </draw:frame>
        <draw:frame draw:style-name="gr7" draw:text-style-name="P1" draw:layer="layout" svg:width="4.926cm" svg:height="2.387cm" svg:x="9.101cm" svg:y="1.515cm">
          <draw:text-box>
            <text:p text:style-name="P1">Maanpinnan</text:p>
            <text:p text:style-name="P1">poisheijastama</text:p>
            <text:p text:style-name="P1">auringon säteily</text:p>
          </draw:text-box>
        </draw:frame>
        <draw:frame draw:style-name="gr7" draw:layer="layout" svg:width="6.441cm" svg:height="0.963cm" svg:x="15.7cm" svg:y="0.001cm">
          <draw:text-box>
            <text:p>Pitkäaaltoinen säteily</text:p>
          </draw:text-box>
        </draw:frame>
        <draw:frame draw:style-name="gr7" draw:text-style-name="P1" draw:layer="layout" svg:width="4.011cm" svg:height="1.675cm" svg:x="14.796cm" svg:y="2.227cm">
          <draw:text-box>
            <text:p text:style-name="P1">Ilmakehän</text:p>
            <text:p text:style-name="P1">lämpösäteily</text:p>
          </draw:text-box>
        </draw:frame>
        <draw:frame draw:style-name="gr7" draw:text-style-name="P1" draw:layer="layout" svg:width="4.011cm" svg:height="1.675cm" svg:x="19.097cm" svg:y="2.227cm">
          <draw:text-box>
            <text:p text:style-name="P1">Maanpinnan</text:p>
            <text:p text:style-name="P1">lämpösäteily</text:p>
          </draw:text-box>
        </draw:frame>
        <draw:frame draw:style-name="gr7" draw:text-style-name="P1" draw:layer="layout" svg:width="3.914cm" svg:height="3.099cm" svg:x="23.597cm" svg:y="0.803cm">
          <draw:text-box>
            <text:p text:style-name="P1">Veden</text:p>
            <text:p text:style-name="P1">haihtumisen</text:p>
            <text:p text:style-name="P1">aiheuttama</text:p>
            <text:p text:style-name="P1">lämpöhukka</text:p>
          </draw:text-box>
        </draw:frame>
        <draw:frame draw:style-name="gr7" draw:text-style-name="P1" draw:layer="layout" svg:width="3.351cm" svg:height="2.387cm" svg:x="27.55cm" svg:y="1.515cm">
          <draw:text-box>
            <text:p text:style-name="P1">Tuulen</text:p>
            <text:p text:style-name="P1">poisviemä</text:p>
            <text:p text:style-name="P1">lämpö</text:p>
          </draw:text-box>
        </draw:frame>
        <draw:frame draw:style-name="gr7" draw:text-style-name="P1" draw:layer="layout" svg:width="4.367cm" svg:height="3.099cm" svg:x="30.798cm" svg:y="0.803cm">
          <draw:text-box>
            <text:p text:style-name="P1">Ilmakehästä</text:p>
            <text:p text:style-name="P1">maahan</text:p>
            <text:p text:style-name="P1">johtumalla</text:p>
            <text:p text:style-name="P1">siirtyvä lämpö</text:p>
          </draw:text-box>
        </draw:frame>
        <draw:custom-shape draw:style-name="gr8" draw:text-style-name="P1" draw:layer="layout" svg:width="1.1cm" svg:height="8.8cm" draw:transform="rotate (-1.57079632679579) translate (13.8cm 0.7cm)">
          <text:p/>
          <draw:enhanced-geometry svg:viewBox="0 0 21600 21600" draw:glue-points="21600 0 0 10800 21600 21600" draw:text-areas="13800 ?f9 21600 ?f10" draw:type="left-brace" draw:modifiers="1259.0387455970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1.1cm" svg:height="8.2cm" draw:transform="rotate (-1.57079632679579) translate (23cm 1.101cm)">
          <text:p/>
          <draw:enhanced-geometry svg:viewBox="0 0 21600 21600" draw:glue-points="21600 0 0 10800 21600 21600" draw:text-areas="13800 ?f9 21600 ?f10" draw:type="left-brace" draw:modifiers="1335.3493476405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1.1cm" svg:height="16cm" draw:transform="rotate (-1.57079632679579) translate (22.1cm -1.399cm)">
          <text:p/>
          <draw:enhanced-geometry svg:viewBox="0 0 21600 21600" draw:glue-points="21600 0 0 10800 21600 21600" draw:text-areas="13800 ?f9 21600 ?f10" draw:mirror-horizontal="false" draw:mirror-vertical="false" draw:type="left-brace" draw:modifiers="734.35410286857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4.892cm" svg:height="0.963cm" svg:x="11.701cm" svg:y="-2.499cm">
          <draw:text-box>
            <text:p>Kokonaissäteily</text:p>
          </draw:text-box>
        </draw:frame>
        <draw:frame draw:style-name="gr7" draw:layer="layout" svg:width="3.072cm" svg:height="0.963cm" svg:x="0.2cm" svg:y="11.037cm">
          <draw:text-box>
            <text:p>Ilmakehä</text:p>
          </draw:text-box>
        </draw:frame>
        <draw:frame draw:style-name="gr7" draw:layer="layout" svg:width="4.198cm" svg:height="0.963cm" svg:x="0.2cm" svg:y="12.238cm">
          <draw:text-box>
            <text:p>Maankamara</text:p>
          </draw:text-box>
        </draw:frame>
        <draw:custom-shape draw:style-name="gr9" draw:text-style-name="P1" draw:layer="layout" svg:width="0.9cm" svg:height="2cm" svg:x="23.7cm" svg:y="22.7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7.085cm" svg:height="0.963cm" svg:x="20.608cm" svg:y="21.637cm">
          <draw:text-box>
            <text:p>Geoterminen lämpövuo</text:p>
          </draw:text-box>
        </draw:frame>
        <draw:custom-shape draw:style-name="gr8" draw:text-style-name="P1" draw:layer="layout" svg:width="1.1cm" svg:height="29.5cm" draw:transform="rotate (-1.57079632679579) translate (34.1cm 9.7cm)">
          <text:p/>
          <draw:enhanced-geometry svg:viewBox="0 0 21600 21600" draw:glue-points="21600 0 0 10800 21600 21600" draw:text-areas="13800 ?f9 21600 ?f10" draw:mirror-horizontal="false" draw:mirror-vertical="true" draw:type="left-brace" draw:modifiers="355.83878512592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6.691cm" svg:height="0.963cm" svg:x="16.005cm" svg:y="10.937cm">
          <draw:text-box>
            <text:p>Maanpinnan lämpötila</text:p>
          </draw:text-box>
        </draw:frame>
        <draw:g>
          <draw:frame draw:style-name="gr7" draw:text-style-name="P1" draw:layer="layout" svg:width="4.689cm" svg:height="3.811cm" svg:x="6.556cm" svg:y="14.895cm">
            <draw:text-box>
              <text:p text:style-name="P1">Kivien</text:p>
              <text:p text:style-name="P1">sisältämien</text:p>
              <text:p text:style-name="P1">radioaktiivisten</text:p>
              <text:p text:style-name="P1">isotooppien</text:p>
              <text:p text:style-name="P1">hajoaminen</text:p>
            </draw:text-box>
          </draw:frame>
          <draw:circle draw:style-name="gr10" draw:text-style-name="P1" draw:layer="layout" svg:width="5cm" svg:height="5cm" svg:x="6.4cm" svg:y="14.4cm">
            <text:p/>
          </draw:circle>
          <draw:line draw:style-name="gr11" draw:text-style-name="P1" draw:layer="layout" svg:x1="8.9cm" svg:y1="14.1cm" svg:x2="8.9cm" svg:y2="13.2cm">
            <text:p/>
          </draw:line>
          <draw:line draw:style-name="gr11" draw:text-style-name="P1" draw:layer="layout" svg:x1="8.017cm" svg:y1="14.271cm" svg:x2="7.739cm" svg:y2="13.415cm">
            <text:p/>
          </draw:line>
          <draw:line draw:style-name="gr11" draw:text-style-name="P1" draw:layer="layout" svg:x1="7.3cm" svg:y1="14.628cm" svg:x2="6.771cm" svg:y2="13.9cm">
            <text:p/>
          </draw:line>
          <draw:line draw:style-name="gr11" draw:text-style-name="P1" draw:layer="layout" svg:x1="6.699cm" svg:y1="15.3cm" svg:x2="5.971cm" svg:y2="14.771cm">
            <text:p/>
          </draw:line>
          <draw:line draw:style-name="gr11" draw:text-style-name="P1" draw:layer="layout" svg:x1="6.3cm" svg:y1="16.1cm" svg:x2="5.444cm" svg:y2="15.822cm">
            <text:p/>
          </draw:line>
          <draw:line draw:style-name="gr11" draw:text-style-name="P1" draw:layer="layout" svg:x1="6.2cm" svg:y1="16.9cm" svg:x2="5.3cm" svg:y2="16.9cm">
            <text:p/>
          </draw:line>
          <draw:line draw:style-name="gr11" draw:text-style-name="P1" draw:layer="layout" svg:x1="8.913cm" svg:y1="19.713cm" svg:x2="8.913cm" svg:y2="20.613cm">
            <text:p/>
          </draw:line>
          <draw:line draw:style-name="gr11" draw:text-style-name="P1" draw:layer="layout" svg:x1="8.03cm" svg:y1="19.542cm" svg:x2="7.752cm" svg:y2="20.398cm">
            <text:p/>
          </draw:line>
          <draw:line draw:style-name="gr11" draw:text-style-name="P1" draw:layer="layout" svg:x1="7.313cm" svg:y1="19.185cm" svg:x2="6.784cm" svg:y2="19.913cm">
            <text:p/>
          </draw:line>
          <draw:line draw:style-name="gr11" draw:text-style-name="P1" draw:layer="layout" svg:x1="6.712cm" svg:y1="18.513cm" svg:x2="5.984cm" svg:y2="19.042cm">
            <text:p/>
          </draw:line>
          <draw:line draw:style-name="gr11" draw:text-style-name="P1" draw:layer="layout" svg:x1="6.313cm" svg:y1="17.713cm" svg:x2="5.457cm" svg:y2="17.991cm">
            <text:p/>
          </draw:line>
          <draw:line draw:style-name="gr11" draw:text-style-name="P1" draw:layer="layout" svg:x1="9.809cm" svg:y1="19.53cm" svg:x2="10.087cm" svg:y2="20.386cm">
            <text:p/>
          </draw:line>
          <draw:line draw:style-name="gr11" draw:text-style-name="P1" draw:layer="layout" svg:x1="10.526cm" svg:y1="19.173cm" svg:x2="11.055cm" svg:y2="19.901cm">
            <text:p/>
          </draw:line>
          <draw:line draw:style-name="gr11" draw:text-style-name="P1" draw:layer="layout" svg:x1="11.126cm" svg:y1="18.501cm" svg:x2="11.854cm" svg:y2="19.03cm">
            <text:p/>
          </draw:line>
          <draw:line draw:style-name="gr11" draw:text-style-name="P1" draw:layer="layout" svg:x1="11.526cm" svg:y1="17.701cm" svg:x2="12.382cm" svg:y2="17.979cm">
            <text:p/>
          </draw:line>
          <draw:line draw:style-name="gr11" draw:text-style-name="P1" draw:layer="layout" svg:x1="11.626cm" svg:y1="16.901cm" svg:x2="12.526cm" svg:y2="16.901cm">
            <text:p/>
          </draw:line>
          <draw:line draw:style-name="gr11" draw:text-style-name="P1" draw:layer="layout" svg:x1="9.797cm" svg:y1="14.26cm" svg:x2="10.075cm" svg:y2="13.404cm">
            <text:p/>
          </draw:line>
          <draw:line draw:style-name="gr11" draw:text-style-name="P1" draw:layer="layout" svg:x1="10.514cm" svg:y1="14.617cm" svg:x2="11.043cm" svg:y2="13.889cm">
            <text:p/>
          </draw:line>
          <draw:line draw:style-name="gr11" draw:text-style-name="P1" draw:layer="layout" svg:x1="11.114cm" svg:y1="15.289cm" svg:x2="11.842cm" svg:y2="14.76cm">
            <text:p/>
          </draw:line>
          <draw:line draw:style-name="gr11" draw:text-style-name="P1" draw:layer="layout" svg:x1="11.514cm" svg:y1="16.089cm" svg:x2="12.37cm" svg:y2="15.811cm">
            <text:p/>
          </draw:line>
        </draw:g>
        <draw:line draw:style-name="gr12" draw:text-style-name="P1" draw:layer="layout" svg:x1="14.6cm" svg:y1="12.1cm" svg:x2="25cm" svg:y2="12.1cm">
          <text:p/>
        </draw:line>
        <draw:line draw:style-name="gr12" draw:text-style-name="P1" draw:layer="layout" svg:x1="14.575cm" svg:y1="12.1cm" svg:x2="14.6cm" svg:y2="21.6cm">
          <text:p/>
        </draw:line>
        <draw:line draw:style-name="gr13" draw:text-style-name="P1" draw:layer="layout" svg:x1="19.3cm" svg:y1="12.1cm" svg:x2="23.9cm" svg:y2="21.6cm">
          <text:p/>
        </draw:line>
        <draw:frame draw:style-name="gr7" draw:layer="layout" svg:width="7.258cm" svg:height="0.963cm" draw:transform="rotate (-1.12434110413572) translate (21.419cm 13.263cm)">
          <draw:text-box>
            <text:p>Maankamaran lämpötil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12T16:41:10.67</meta:creation-date>
    <dc:date>2018-11-12T18:22:55.99</dc:date>
    <meta:editing-duration>PT1H9M24S</meta:editing-duration>
    <meta:editing-cycles>12</meta:editing-cycles>
    <meta:generator>OpenOffice/4.1.2$Win32 OpenOffice.org_project/412m3$Build-9782</meta:generator>
    <meta:document-statistic meta:object-count="55"/>
  </office:meta>
</office:document-meta>
</file>